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list-style-name="L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Heading_20_2"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left="1.251cm" fo:margin-right="0cm" fo:text-indent="0cm" style:auto-text-indent="false"/>
    </style:style>
    <style:style style:name="P21" style:family="paragraph" style:parent-style-name="Text_20_body" style:list-style-name="L6">
      <style:paragraph-properties fo:margin-left="0cm" fo:margin-right="0cm" fo:text-indent="0cm" style:auto-text-indent="false"/>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Heading_20_3" style:list-style-name="L1"/>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7">
      <style:text-properties fo:font-style="normal" style:font-style-asian="normal" style:font-style-complex="normal"/>
    </style:style>
    <style:style style:name="P38" style:family="paragraph" style:parent-style-name="Código">
      <style:text-properties fo:color="#0000e1" style:font-name="Monospace" fo:font-size="10pt" style:font-name-asian="Monospace" style:font-size-asian="10pt" style:font-name-complex="Monospace"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8"/>
    <style:style style:name="P41" style:family="paragraph" style:parent-style-name="Text_20_body" style:list-style-name="L19"/>
    <style:style style:name="P42" style:family="paragraph" style:parent-style-name="Text_20_body" style:list-style-name="L20"/>
    <style:style style:name="P43" style:family="paragraph" style:parent-style-name="Text_20_body" style:list-style-name="L21"/>
    <style:style style:name="P44" style:family="paragraph" style:parent-style-name="Text_20_body" style:list-style-name="L22"/>
    <style:style style:name="P45" style:family="paragraph" style:parent-style-name="Text_20_body" style:list-style-name="L23"/>
    <style:style style:name="P46" style:family="paragraph" style:parent-style-name="Text_20_body" style:list-style-name="L24"/>
    <style:style style:name="P4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1"/>
    <style:style style:name="P57" style:family="paragraph" style:parent-style-name="Código">
      <style:paragraph-properties fo:text-align="start" style:justify-single-word="false"/>
    </style:style>
    <style:style style:name="P58" style:family="paragraph" style:parent-style-name="Text_20_body" style:list-style-name="L32"/>
    <style:style style:name="P5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0" style:family="paragraph" style:parent-style-name="Código">
      <style:text-properties fo:color="#3f5fbf"/>
    </style:style>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Código">
      <style:text-properties style:font-name="Monospace" fo:font-size="10pt" style:font-name-asian="Monospace" style:font-size-asian="10pt" style:font-name-complex="Monospace" style:font-size-complex="10pt"/>
    </style:style>
    <style:style style:name="P73" style:family="paragraph" style:parent-style-name="Text_20_body" style:list-style-name="L44"/>
    <style:style style:name="P74" style:family="paragraph" style:parent-style-name="Text_20_body" style:list-style-name="L45"/>
    <style:style style:name="P75" style:family="paragraph" style:parent-style-name="Text_20_body" style:list-style-name="L46"/>
    <style:style style:name="P76" style:family="paragraph" style:parent-style-name="Text_20_body" style:list-style-name="L47"/>
    <style:style style:name="P77" style:family="paragraph" style:parent-style-name="Código">
      <style:text-properties fo:color="#2a00ff"/>
    </style:style>
    <style:style style:name="P78" style:family="paragraph" style:parent-style-name="Text_20_body" style:list-style-name="L48"/>
    <style:style style:name="P79" style:family="paragraph" style:parent-style-name="Text_20_body" style:list-style-name="L49"/>
    <style:style style:name="P80" style:family="paragraph" style:parent-style-name="Text_20_body" style:list-style-name="L50"/>
    <style:style style:name="P8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Text_20_body" style:list-style-name="L60">
      <style:paragraph-properties fo:text-align="start" style:justify-single-word="false"/>
    </style:style>
    <style:style style:name="P93" style:family="paragraph" style:parent-style-name="Código">
      <style:paragraph-properties fo:text-align="start" style:justify-single-word="false"/>
      <style:text-properties fo:color="#008080"/>
    </style:style>
    <style:style style:name="P94" style:family="paragraph" style:parent-style-name="Text_20_body" style:list-style-name="L61">
      <style:paragraph-properties fo:text-align="start" style:justify-single-word="false"/>
    </style:style>
    <style:style style:name="P95" style:family="paragraph" style:parent-style-name="Text_20_body" style:list-style-name="L61"/>
    <style:style style:name="P96" style:family="paragraph" style:parent-style-name="Text_20_body" style:list-style-name="L62"/>
    <style:style style:name="P97" style:family="paragraph" style:parent-style-name="Heading_20_1" style:list-style-name="L63">
      <style:paragraph-properties fo:break-before="page"/>
    </style:style>
    <style:style style:name="P98" style:family="paragraph" style:parent-style-name="Heading_20_2" style:list-style-name="L63"/>
    <style:style style:name="P99" style:family="paragraph" style:parent-style-name="Standard" style:list-style-name="L64"/>
    <style:style style:name="P100" style:family="paragraph" style:parent-style-name="Text_20_body" style:list-style-name="L65"/>
    <style:style style:name="P101" style:family="paragraph" style:parent-style-name="Text_20_body"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1?<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2</text:p>
          <text:p text:style-name="P7">2.7 Automatizando las pruebas<text:tab/>13</text:p>
          <text:p text:style-name="P7">2.8 Las etiquetas<text:tab/>15</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9</text:p>
          <text:p text:style-name="P7">3.5 Bean (1)<text:tab/>20</text:p>
          <text:p text:style-name="P7">3.6 EJB (2)<text:tab/>22</text:p>
          <text:p text:style-name="P7">3.7 Implementa (3)<text:tab/>25</text:p>
          <text:p text:style-name="P7">3.8 Propiedad (4)<text:tab/>26</text:p>
          <text:p text:style-name="P8">3.8.1 Estereotipo<text:tab/>28</text:p>
          <text:p text:style-name="P8">3.8.2 Estereotipo GALERIA_IMAGENES (nuevo en v2.0)<text:tab/>29</text:p>
          <text:p text:style-name="P8">3.8.3 Valores posibles<text:tab/>30</text:p>
          <text:p text:style-name="P8">3.8.4 Calculador<text:tab/>30</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8">4.1.1 Grupos<text:tab/>64</text:p>
          <text:p text:style-name="P8">4.1.2 Secciones<text:tab/>67</text:p>
          <text:p text:style-name="P8">4.1.3 Filosofía para la disposición<text:tab/>69</text:p>
          <text:p text:style-name="P7">4.2 Vista propiedad<text:tab/>69</text:p>
          <text:p text:style-name="P8">4.2.1 Formato de etiqueta<text:tab/>70</text:p>
          <text:p text:style-name="P8">4.2.2 Evento de cambio de valor<text:tab/>70</text:p>
          <text:p text:style-name="P8">4.2.3 Acciones de la propiedad<text:tab/>71</text:p>
          <text:p text:style-name="P7">4.3 Vista referencia<text:tab/>73</text:p>
          <text:p text:style-name="P8">4.3.1 Escoger vista<text:tab/>74</text:p>
          <text:p text:style-name="P8">4.3.2 Personalizar el enmarcado<text:tab/>75</text:p>
          <text:p text:style-name="P8">4.3.3 Acción de búsqueda propia<text:tab/>75</text:p>
          <text:p text:style-name="P8">4.3.4 Acción de creación propia<text:tab/>76</text:p>
          <text:p text:style-name="P8">4.3.5 Acción de modificación propia (nuevo en v2.0.4)<text:tab/>77</text:p>
          <text:p text:style-name="P8">4.3.6 Lista descripciones (combos)<text:tab/>78</text:p>
          <text:p text:style-name="P7">4.4 Vista colección<text:tab/>80</text:p>
          <text:p text:style-name="P8">4.4.1 Acción de editar/ver detalle propia<text:tab/>83</text:p>
          <text:p text:style-name="P8">4.4.2 Acciones de lista propias<text:tab/>84</text:p>
          <text:p text:style-name="P8">4.4.3 Acciones de detalle propias<text:tab/>85</text:p>
          <text:p text:style-name="P8">4.4.4 Refinar comportamiento por defecto para la vista de colección (nuevo en v2.0.2)<text:tab/>87</text:p>
          <text:p text:style-name="P7">4.5 Propiedad de vista<text:tab/>88</text:p>
          <text:p text:style-name="P7">4.6 Acciones de la vista (nuevo en v2.0.3)<text:tab/>89</text:p>
          <text:p text:style-name="P7">4.7 Configuración de editores<text:tab/>90</text:p>
          <text:p text:style-name="P7">4.8 Editores para valores múltiples<text:tab/>93</text:p>
          <text:p text:style-name="P7">4.9 Editores personalizables y estereotipos para crear combos<text:tab/>95</text:p>
          <text:p text:style-name="P7">4.10 Vista sin modelo asociado<text:tab/>97</text:p>
          <text:p text:style-name="P6">5 Datos tabulares<text:tab/>99</text:p>
          <text:p text:style-name="P7">5.1 Propiedades iniciales y resaltar filas<text:tab/>100</text:p>
          <text:p text:style-name="P7">5.2 Filtros y condición base<text:tab/>101</text:p>
          <text:p text:style-name="P7">5.3 Select íntegro<text:tab/>104</text:p>
          <text:p text:style-name="P7">5.4 Orden por defecto<text:tab/>104</text:p>
          <text:p text:style-name="P6">6 Mapeo objeto/relacional<text:tab/>105</text:p>
          <text:p text:style-name="P7">6.1 Mapeo de entidad<text:tab/>105</text:p>
          <text:p text:style-name="P7">6.2 Mapeo propiedad<text:tab/>106</text:p>
          <text:p text:style-name="P7">6.3 Mapeo referencia<text:tab/>108</text:p>
          <text:p text:style-name="P7">6.4 Mapeo propiedad multiple<text:tab/>110</text:p>
          <text:p text:style-name="P7">6.5 Mapeo de referencias a agregados<text:tab/>113</text:p>
          <text:p text:style-name="P7">6.6 Mapeo de agregados usados en colecciones<text:tab/>114</text:p>
          <text:p text:style-name="P7">6.7 Conversores por defecto<text:tab/>116</text:p>
          <text:p text:style-name="P7">6.8 Filosofia del mapeo objeto-relacional<text:tab/>117</text:p>
          <text:p text:style-name="P6">7 Controladores<text:tab/>119</text:p>
          <text:p text:style-name="P7">7.1 Variable de entorno<text:tab/>119</text:p>
          <text:p text:style-name="P7">7.2 Objectos de sesión<text:tab/>120</text:p>
          <text:p text:style-name="P7">7.3 El controlador y sus acciones<text:tab/>120</text:p>
          <text:p text:style-name="P7">7.4 Herencia de controladores<text:tab/>125</text:p>
          <text:p text:style-name="P7">7.5 Acciones en modo lista<text:tab/>125</text:p>
          <text:p text:style-name="P7">7.6 Sobreescribir búsqueda por defecto<text:tab/>128</text:p>
          <text:p text:style-name="P7">7.7 Inicializando un módulo con una acción<text:tab/>130</text:p>
          <text:p text:style-name="P7">7.8 Llamar a otro módulo<text:tab/>131</text:p>
          <text:p text:style-name="P7">7.9 Cambiar el modelo de la vista actual<text:tab/>134</text:p>
          <text:p text:style-name="P7">7.10 Ir a una página JSP<text:tab/>134</text:p>
          <text:p text:style-name="P7">7.11 Generar un informe propio con JasperReports<text:tab/>135</text:p>
          <text:p text:style-name="P7">7.12 Cargar y procesar un fichero desde el cliente (formulario multipart) <text:tab/>137</text:p>
          <text:p text:style-name="P7">7.13 Sobreescribir los controladores por defecto (nuevo en v2.0.3)<text:tab/>140</text:p>
          <text:p text:style-name="P7">7.14 Todos los tipos de acciones<text:tab/>141</text:p>
          <text:p text:style-name="P6">8 Aplicación<text:tab/>143</text:p>
          <text:p text:style-name="P7">8.1 Un módulo típico<text:tab/>144</text:p>
          <text:p text:style-name="P7">8.2 Módulo con solo detalle<text:tab/>145</text:p>
          <text:p text:style-name="P7">8.3 Módulo con solo lista<text:tab/>145</text:p>
          <text:p text:style-name="P7">8.4 Módulo de documentación<text:tab/>145</text:p>
          <text:p text:style-name="P7">8.5 Módulo de solo lectura<text:tab/>146</text:p>
          <text:p text:style-name="P6">9 Aspectos<text:tab/>147</text:p>
          <text:p text:style-name="P7">9.1 Introducción a AOP<text:tab/>147</text:p>
          <text:p text:style-name="P7">9.2 Definición de aspectos<text:tab/>147</text:p>
          <text:p text:style-name="P7">9.3 AccessTracking: Una aplicación práctica de los aspectos<text:tab/>149</text:p>
          <text:p text:style-name="P8">9.3.1 La definición del aspecto<text:tab/>149</text:p>
          <text:p text:style-name="P8">9.3.2 Configurar AccessTracking<text:tab/>150</text:p>
          <text:p text:style-name="P6">10 Miscelánea<text:tab/>152</text:p>
          <text:p text:style-name="P7">10.1 Relaciones de muchos-a-muchos<text:tab/>152</text:p>
          <text:p text:style-name="P7">10.2 Programar con Hibernate<text:tab/>154</text:p>
          <text:p text:style-name="P7">10.3 Programar con EJB3 JPA<text:tab/>154</text:p>
          <text:p text:style-name="P7">10.4 Vistas JSP propias y taglibs de OpenXava<text:tab/>155</text:p>
          <text:p text:style-name="P8">10.4.1 Ejemplo<text:tab/>155</text:p>
          <text:p text:style-name="P8">10.4.2 xava:editor<text:tab/>156</text:p>
          <text:p text:style-name="P8">10.4.3 xava:action, xava:link, xava:image, xava:button<text:tab/>157</text:p>
          <text:p text:style-name="P8">10.4.4 xava:message (nuevo en v2.0.3)<text:tab/>157</text:p>
          <text:p text:style-name="P8">10.4.5 xava:descriptionsList (nuevo en v2.0.3)<text:tab/>158</text:p>
          <text:p text:style-name="P6">A Historia de cambios<text:tab/>159</text:p>
          <text:p text:style-name="P7">A.1 Nuevo en 2.0.4<text:tab/>159</text:p>
          <text:p text:style-name="P7">A.2 Nuevo en 2.0.3<text:tab/>159</text:p>
          <text:p text:style-name="P7">A.3 Nuevo en 2.0.2<text:tab/>160</text:p>
          <text:p text:style-name="P7">A.4 Nuevo en 2.0.1<text:tab/>160</text:p>
          <text:p text:style-name="P7">A.5 Nuevo en 2.0<text:tab/>160</text:p>
        </text:index-body>
      </text:table-of-content>
      <text:p text:style-name="P4"/>
      <text:p text:style-name="P9"/>
      <text:list text:style-name="L1">
        <text:list-item>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1" text:continue-numbering="true">
        <text:list-item>
          <text:list text:continue-numbering="true">
            <text:list-item>
              <text:h text:style-name="P13" text:outline-level="2">¿Qué hay nuevo en OpenXava 2.1?</text:h>
            </text:list-item>
          </text:list>
        </text:list-item>
      </text:list>
      <text:list text:style-name="L2">
        <text:list-item>
          <text:p text:style-name="P14">EJB3 JPA soportado como mecanismo de persistencia.</text:p>
        </text:list-item>
        <text:list-item>
          <text:p text:style-name="P14">Nueva acción para sobreescribir (<text:span text:style-name="Código">accion-quitar-seleccionados</text:span>) en el elemento <text:span text:style-name="Código">vista-coleccion</text:span> element: Section 4.4.</text:p>
        </text:list-item>
        <text:list-item>
          <text:p text:style-name="P14">Los objetos definidos en controladores puede tener ámbito global: Section 7.2.</text:p>
        </text:list-item>
      </text:list>
      <text:list text:style-name="L1" text:continue-numbering="true">
        <text:list-item>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9">Arrancamos la base de datos: Desde la línea de órdenes vamos a la carpeta <text:span text:style-name="Archivo_2f_Directorio">openxava-2.1/portal/bin</text:span> y ejecutamos:</text:p>
        </text:list-item>
        <text:list-item>
          <text:p text:style-name="P20">En Linux/Unix: <text:span text:style-name="Código">./start-hsqldb.sh gestion-db 1666</text:span></text:p>
        </text:list-item>
        <text:list-item>
          <text:p text:style-name="P20">En Windows: <text:span text:style-name="Código">start-hsqldb gestion-db 1666</text:span></text:p>
        </text:list-item>
        <text:list-item>
          <text:p text:style-name="P21">Creamos la tabla:</text:p>
        </text:list-item>
        <text:list-item>
          <text:p text:style-name="P20">Editamos <text:span text:style-name="Archivo_2f_Directorio">Gestion/build.xml</text:span>. Buscamos la tarea ant <text:span text:style-name="T2">actualizarEsquema</text:span>.</text:p>
        </text:list-item>
        <text:list-item>
          <text:p text:style-name="P20">Ponemos el valor correcto para <text:span text:style-name="Código">schema.path</text:span>, en este caso “<text:span text:style-name="Código">../OpenXavaTest/lib/hsqldb.jar</text:span>”.</text:p>
        </text:list-item>
        <text:list-item>
          <text:p text:style-name="P20">Ejecutamos la tarea ant <text:span text:style-name="T2">actualizarEsquema</text:span>.</text:p>
        </text:list-item>
        <text:list-item>
          <text:p text:style-name="P20">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2">Ejecutamos la tarea ant <text:span text:style-name="Punto_20_de_20_menú">desplegarWar</text:span>.</text:p>
        </text:list-item>
        <text:list-item>
          <text:p text:style-name="P22">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3">Ejecutamos la tarea ant <text:span text:style-name="Punto_20_de_20_menú">generarPortlets</text:span>.</text:p>
        </text:list-item>
        <text:list-item>
          <text:p text:style-name="P23">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4">Constructor: En el constructor indicamos el nombre de la aplicación y el nombre del módulo.</text:p>
        </text:list-item>
        <text:list-item>
          <text:p text:style-name="P2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4"><text:span text:style-name="Código">assertNoErrors</text:span>: Comprueba que no se hayan producido errores. En la interfaz gráfica los errores son mensajes en color rojo, que son añadidos por la lógica de la aplicación.</text:p>
        </text:list-item>
        <text:list-item>
          <text:p text:style-name="P24"><text:span text:style-name="Código">assertValue</text:span>: Comprueba que el valor contenido en un elemento del formulario es el indicado.</text:p>
        </text:list-item>
        <text:list-item>
          <text:p text:style-name="P2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5">Clases de Java convencionales (los famosos POJOs) para el modelo usando Hibernate para la persistencia <text:span text:style-name="T2">(nuevo en v2.1)</text:span>.</text:p>
        </text:list-item>
        <text:list-item>
          <text:p text:style-name="P25">Clases de Java convencionales para el modelo usando EJB3 JPA (<text:span text:style-name="T3">J</text:span>ava <text:span text:style-name="T3">P</text:span>ersistence <text:span text:style-name="T3">A</text:span>PI)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9"><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0">&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4"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5">DINERO, MONEY</text:p>
        </text:list-item>
        <text:list-item>
          <text:p text:style-name="P35">FOTO, PHOTO, IMAGEN, IMAGE</text:p>
        </text:list-item>
        <text:list-item>
          <text:p text:style-name="P35">TEXTO_GRANDE, MEMO, TEXT_AREA</text:p>
        </text:list-item>
        <text:list-item>
          <text:p text:style-name="P35">ETIQUETA, LABEL</text:p>
        </text:list-item>
        <text:list-item>
          <text:p text:style-name="P35">ETIQUETA_NEGRITA, BOLD_LABEL</text:p>
        </text:list-item>
        <text:list-item>
          <text:p text:style-name="P35">HORA, TIME</text:p>
        </text:list-item>
      </text:list>
      <text:list text:style-name="L17">
        <text:list-item>
          <text:p text:style-name="P36">FECHAHORA, DATETIME</text:p>
        </text:list-item>
        <text:list-item>
          <text:p text:style-name="P36">GALERIA_IMAGENES, IMAGES_GALLERY (instrucciones en 3.8.2) <text:span text:style-name="T2">nuevo en v2.0</text:span></text:p>
        </text:list-item>
        <text:list-item>
          <text:p text:style-name="P37">RELLENADO_CON_CEROS, ZEROS_FILLED <text:span text:style-name="T2">nuevo en v2.0.2</text:span></text:p>
        </text:list-item>
        <text:list-item>
          <text:p text:style-name="P37">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4"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4"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4"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4"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4"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4"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0">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4"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9"><text:span text:style-name="T11"><text:tab/>maximo</text:span>=<text:span text:style-name="T13">"N"<text:tab/><text:tab/><text:tab/><text:tab/></text:span>(4)<text:tab/>nuevo en v2.0.3</text:p>
      <text:p text:style-name="P30">&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1">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5">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29">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4"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4"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list text:style-name="L1" text:continue-numbering="true">
        <text:list-item>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4"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0">&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4"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4"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4"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4"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4"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9"><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9"><text:span text:style-name="T11"><text:tab/>como-agregado</text:span>=<text:span text:style-name="T13">"true|false"<text:tab/> </text:span>(8)<text:tab/>nuevo en v2.0.3</text:p>
      <text:p text:style-name="P30">&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9"><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2">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4"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4"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4"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4"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4"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4"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3">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9"><text:span text:style-name="T11"><text:tab/>modificar-referencia</text:span>=<text:span text:style-name="T13">"true|false" <text:s/><text:tab/> </text:span>(6) nuevo en v2.0.4</text:p>
      <text:p text:style-name="P29"><text:span text:style-name="T11"><text:tab/>como-agregado</text:span>=<text:span text:style-name="T13">"true|false"<text:tab/> <text:s/><text:tab/> </text:span>(7) nuevo en v2.0.2</text:p>
      <text:p text:style-name="P30">&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9"><text:tab/><text:span text:style-name="T9">&lt;</text:span><text:span text:style-name="T10">accion-nuevo </text:span>... <text:span text:style-name="T9">/&gt;</text:span><text:tab/><text:tab/> <text:tab/>(11) nuevo en v2.0.2</text:p>
      <text:p text:style-name="P29"><text:tab/><text:span text:style-name="T9">&lt;accion-grabar</text:span><text:span text:style-name="T10"> </text:span>... <text:span text:style-name="T9">/&gt;</text:span><text:tab/><text:tab/> <text:tab/>(12) nuevo en v2.0.2</text:p>
      <text:p text:style-name="P29"><text:tab/><text:span text:style-name="T9">&lt;accion-ocultar-detalle</text:span><text:span text:style-name="T10"> </text:span>... <text:span text:style-name="T9">/&gt;</text:span><text:tab/> <text:tab/>(13) nuevo en v2.0.2</text:p>
      <text:p text:style-name="P29"><text:span text:style-name="T9"><text:tab/>&lt;accion-quitar</text:span><text:span text:style-name="T10"> </text:span>... <text:span text:style-name="T9">/&gt;</text:span><text:tab/><text:tab/> <text:tab/>(14) nuevo en v2.0.2 </text:p>
      <text:p text:style-name="P29"><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4">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4"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4"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list text:style-name="L1" text:continue-numbering="true">
        <text:list-item>
          <text:list text:continue-numbering="true">
            <text:list-item>
              <text:list text:continue-numbering="true">
                <text:list-item>
                  <text:h text:style-name="P34"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4"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Vista sin modelo asociado</text:h>
            </text:list-item>
          </text:list>
        </text:list-item>
      </text:list>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7">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7">Hibernate 3.x.</text:p>
        </text:list-item>
      </text:list>
      <text:list text:style-name="L40">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1">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5">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0">/&gt;</text:p>
      <text:list text:style-name="L47">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30">/&gt;</text:p>
      <text:list text:style-name="L48">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9">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0">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8"><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1">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2">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3">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4">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item>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9"><text:tab/></text:p>
      <text:list text:style-name="L55">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2">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6">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2">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57">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8">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9">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4"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4"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0">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7"><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4"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4"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3">/&gt;</text:p>
      <text:list text:style-name="L61">
        <text:list-item>
          <text:p text:style-name="P94"><text:span text:style-name="Código">property</text:span> (obligado): Propiedad del modelo asociado al módulo actual.</text:p>
        </text:list-item>
        <text:list-item>
          <text:p text:style-name="P95"><text:span text:style-name="Código">editable</text:span> (opcional): <text:span text:style-name="T2">Nuevo en v2.0.1.</text:span> Fuerza a este aditor a ser editable, de otra forma se asume un valor por defecto apropiado.</text:p>
        </text:list-item>
        <text:list-item>
          <text:p text:style-name="P94"><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4"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34"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list text:style-name="L1" text:continue-numbering="true">
        <text:list-item>
          <text:list text:continue-numbering="true">
            <text:list-item>
              <text:list text:continue-numbering="true">
                <text:list-item>
                  <text:h text:style-name="P34"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0">/&gt;</text:p>
      <text:list text:style-name="L62">
        <text:list-item>
          <text:p text:style-name="P96"><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text:list text:style-name="L63">
        <text:list-item>
          <text:h text:style-name="P97"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98" text:outline-level="2">Nuevo en 2.0.4</text:h>
            </text:list-item>
          </text:list>
        </text:list-item>
      </text:list>
      <text:list text:style-name="L64">
        <text:list-item>
          <text:p text:style-name="P99">Nuevo atributo <text:span text:style-name="Código">escala</text:span> en la definición de propiedad: Sección 3.8</text:p>
        </text:list-item>
      </text:list>
      <text:list text:style-name="L65">
        <text:list-item>
          <text:p text:style-name="P100">Referenciar a una propiedad del padre desde un agregado usado como referencia simple está permitido: Sección 3.8.4</text:p>
        </text:list-item>
        <text:list-item>
          <text:p text:style-name="P100">Atributo <text:span text:style-name="Código">alineado-por-columnas</text:span> para grupos y secciones para permitir alinear por columnas (estilo tabla) sus elementos: Sección 4.1.1</text:p>
        </text:list-item>
        <text:list-item>
          <text:p text:style-name="P100">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00">Acción de modificación propia para referencias: Sección 4.3.5</text:p>
        </text:list-item>
        <text:list-item>
          <text:p text:style-name="P100">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00">Si XAVA_LIST_ACTION se pone a cadena vacía en la definición del módulo (aplicacion.xml) entonce las acciones de cada fila no son mostradas en modo lista: Sección 8.3</text:p>
        </text:list-item>
      </text:list>
      <text:list text:style-name="L63" text:continue-numbering="true">
        <text:list-item>
          <text:list text:continue-numbering="true">
            <text:list-item>
              <text:h text:style-name="P98" text:outline-level="2">Nuevo en 2.0.3</text:h>
            </text:list-item>
          </text:list>
        </text:list-item>
      </text:list>
      <text:list text:style-name="L66">
        <text:list-item>
          <text:p text:style-name="P101">Sobreescribir las etiquetas y mensajes por defectos de OpenXava es posible: Sección 2.8</text:p>
        </text:list-item>
        <text:list-item>
          <text:p text:style-name="P101">Nuevo estereotipo TEXTO_HTML, HTML_TEXT para edición de texto rico: Sección 3.8.1 </text:p>
        </text:list-item>
        <text:list-item>
          <text:p text:style-name="P101">Es posible definir validadores por defecto para tipos y estereotipos: Sección 3.8.7 </text:p>
        </text:list-item>
        <text:list-item>
          <text:p text:style-name="P101">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01">Las acciones asociadas a propiedades pueden estar activas siempre, usando el nuevo atributo <text:span text:style-name="Código">siempre-activa</text:span>: Sección 4.2.3 </text:p>
        </text:list-item>
        <text:list-item>
          <text:p text:style-name="P101">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01">Colocar acciones en cualquier parte de una vista es posible: Sección 4.6 </text:p>
        </text:list-item>
        <text:list-item>
          <text:p text:style-name="P101">El método <text:span text:style-name="Código">getJRXML()</text:span> de <text:span text:style-name="Código">JasperReportBaseAction </text:span>soporta rutas absoutas para acceder a los recursos del sistema de archivos: Sección 7.10 </text:p>
        </text:list-item>
        <text:list-item>
          <text:p text:style-name="P101">Sobreescibrir los contraladores por defecto está permitido: Sección 7.12 </text:p>
        </text:list-item>
        <text:list-item>
          <text:p text:style-name="P101">Han sido añadidas las taglibs <text:span text:style-name="Código">&lt;xava:message/&gt;</text:span> y <text:span text:style-name="Código">&lt;xava:descriptionsList/&gt;</text:span>: Secciones 10.3.4 y 10.3.5</text:p>
        </text:list-item>
      </text:list>
      <text:list text:style-name="L63" text:continue-numbering="true">
        <text:list-item>
          <text:list text:continue-numbering="true">
            <text:list-item>
              <text:h text:style-name="P98" text:outline-level="2">Nuevo en 2.0.2</text:h>
            </text:list-item>
          </text:list>
        </text:list-item>
      </text:list>
      <text:list text:style-name="L67">
        <text:list-item>
          <text:p text:style-name="P102">Nuevo esterotipo <text:s/>ZEROS_FILLED/RELLENADO_CON_CEROS: Sección 3.8.1</text:p>
        </text:list-item>
        <text:list-item>
          <text:p text:style-name="P102"><text:span text:style-name="Código">IdentityCalculator</text:span> para generación automática de identificadores usando <text:span text:style-name="T2">identity</text:span> de la base de datos: Sección 3.8.5</text:p>
        </text:list-item>
      </text:list>
      <text:list text:style-name="L68">
        <text:list-item>
          <text:p text:style-name="P103">Nuevo typo de acción <text:span text:style-name="Código">IPropertyAction</text:span> que puede ser usada para una cción asociada a una propiedad (en la vista), está acción recibirá el nombre de la propiedad: Sección 4.2.3</text:p>
        </text:list-item>
        <text:list-item>
          <text:p text:style-name="P103">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03">Ahora podemos añadir y quitar programáticamente acciones de lista y de detalle de una vista de colección: Sección 4.4.3</text:p>
        </text:list-item>
        <text:list-item>
          <text:p text:style-name="P103">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3" text:continue-numbering="true">
        <text:list-item>
          <text:list text:continue-numbering="true">
            <text:list-item>
              <text:h text:style-name="P98" text:outline-level="2">Nuevo en 2.0.1</text:h>
            </text:list-item>
          </text:list>
        </text:list-item>
      </text:list>
      <text:list text:style-name="L69">
        <text:list-item>
          <text:p text:style-name="P104"><text:span text:style-name="Código">SequenceCalculator</text:span> para generación automática de identificadores usando <text:span text:style-name="T2">sequence</text:span> de la base de datos: Sección 3.8.5</text:p>
        </text:list-item>
        <text:list-item>
          <text:p text:style-name="P104">Acciones arbitrarias disponibles en <text:span text:style-name="Código">&lt;reference-view/&gt;</text:span>: Sección 4.3</text:p>
        </text:list-item>
        <text:list-item>
          <text:p text:style-name="P104">Soporte de atajos de teclado (keystrokes) para las acciones: Sección 7.2</text:p>
        </text:list-item>
        <text:list-item>
          <text:p text:style-name="P104"><text:span text:style-name="Código">&lt;xava:editor/&gt;</text:span> soporta propiedades calificadas: Sección 10.3</text:p>
        </text:list-item>
      </text:list>
      <text:list text:style-name="L63" text:continue-numbering="true">
        <text:list-item>
          <text:list text:continue-numbering="true">
            <text:list-item>
              <text:h text:style-name="P98" text:outline-level="2">Nuevo en 2.0</text:h>
            </text:list-item>
          </text:list>
        </text:list-item>
      </text:list>
      <text:list text:style-name="L70">
        <text:list-item>
          <text:p text:style-name="P105">Capa del modelo ahora es generada en formato POJO (Plain Old Java Object, Clases de Java Convencionales).</text:p>
        </text:list-item>
        <text:list-item>
          <text:p text:style-name="P105">La persistencia es manejada por Hibernate, esto permite desplegar las aplicaciones OpenXava en un simple Tomcat (or cualquier otro servidor de servlets que deseemos).</text:p>
        </text:list-item>
        <text:list-item>
          <text:p text:style-name="P105">Estereotype GALERIA_IMAGENES: Sección 3.8.2, página 28</text:p>
        </text:list-item>
        <text:list-item>
          <text:p text:style-name="P105">Añadido <text:span text:style-name="Código">IModelCalculator</text:span> , como alternativa mejor a <text:span text:style-name="Código">IEntityCalculator</text:span>: Sección 3.8.4, página 32</text:p>
        </text:list-item>
        <text:list-item>
          <text:p text:style-name="P105">Las secciónes anidadas están soportadas en las vistas: Sección 4.1, page 64</text:p>
        </text:list-item>
        <text:list-item>
          <text:p text:style-name="P105">Es posible acceder a variables de entorno desde un filtro: Sección 5.2, página 95</text:p>
        </text:list-item>
        <text:list-item>
          <text:p text:style-name="P105"><text:span text:style-name="Código">tipo-cmp</text:span> disponible para usar en mapeo de referencias: Sección 6.3, page 102</text:p>
        </text:list-item>
        <text:list-item>
          <text:p text:style-name="P105">Es posible ocultar y mostrar acciones en la Interfaz de Usuario: Sección 7.12, página 131</text:p>
        </text:list-item>
        <text:list-item>
          <text:p text:style-name="P105">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6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2-14T11:08:38</dc:date>
    <meta:print-date>2005-05-19T18:12:29</meta:print-date>
    <dc:language>es-ES</dc:language>
    <meta:editing-cycles>1623</meta:editing-cycles>
    <meta:editing-duration>P8DT23H27M25S</meta:editing-duration>
    <meta:user-defined meta:name="Info 1"/>
    <meta:user-defined meta:name="Info 2"/>
    <meta:user-defined meta:name="Info 3"/>
    <meta:user-defined meta:name="Info 4"/>
    <meta:document-statistic meta:table-count="0" meta:image-count="38" meta:object-count="0" meta:page-count="160" meta:paragraph-count="4179" meta:word-count="35179" meta:character-count="254567"/>
  </office:meta>
</office:document-meta>
</file>